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90e6" officeooo:paragraph-rsid="001390e6"/>
    </style:style>
    <style:style style:name="P2" style:family="paragraph" style:parent-style-name="Standard">
      <style:text-properties style:text-underline-style="none" officeooo:rsid="00164ef9" officeooo:paragraph-rsid="00164ef9"/>
    </style:style>
    <style:style style:name="P3" style:family="paragraph" style:parent-style-name="Standard">
      <style:paragraph-properties fo:text-align="end" style:justify-single-word="false"/>
      <style:text-properties style:text-underline-style="none" officeooo:rsid="00164ef9" officeooo:paragraph-rsid="00164ef9"/>
    </style:style>
    <style:style style:name="P4" style:family="paragraph" style:parent-style-name="Standard">
      <style:paragraph-properties fo:text-align="end" style:justify-single-word="false"/>
      <style:text-properties style:text-underline-style="none" officeooo:rsid="00164ef9" officeooo:paragraph-rsid="0018605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64ef9" officeooo:paragraph-rsid="00164ef9"/>
    </style:style>
    <style:style style:name="P6" style:family="paragraph" style:parent-style-name="Standard">
      <style:text-properties style:text-underline-style="none" officeooo:rsid="00164ef9" officeooo:paragraph-rsid="0018605b"/>
    </style:style>
    <style:style style:name="P7" style:family="paragraph" style:parent-style-name="Standard">
      <style:text-properties style:text-underline-style="none" officeooo:rsid="001626a9" officeooo:paragraph-rsid="0018605b"/>
    </style:style>
    <style:style style:name="P8" style:family="paragraph" style:parent-style-name="Standard">
      <style:paragraph-properties fo:text-align="end" style:justify-single-word="false"/>
      <style:text-properties style:text-underline-style="none" officeooo:rsid="001390e6" officeooo:paragraph-rsid="0018605b"/>
    </style:style>
    <style:style style:name="P9" style:family="paragraph" style:parent-style-name="Standard">
      <style:paragraph-properties fo:text-align="start" style:justify-single-word="false" fo:break-before="page"/>
      <style:text-properties style:text-underline-style="none" officeooo:rsid="00164ef9" officeooo:paragraph-rsid="00164ef9"/>
    </style:style>
    <style:style style:name="P10" style:family="paragraph" style:parent-style-name="Standard">
      <style:text-properties officeooo:rsid="001390e6" officeooo:paragraph-rsid="001bcf26"/>
    </style:style>
    <style:style style:name="P11" style:family="paragraph" style:parent-style-name="Standard">
      <style:text-properties officeooo:rsid="001bcf26" officeooo:paragraph-rsid="001bcf26"/>
    </style:style>
    <style:style style:name="P12" style:family="paragraph" style:parent-style-name="Standard">
      <style:text-properties style:text-underline-style="none" officeooo:rsid="001626a9" officeooo:paragraph-rsid="001bcf26"/>
    </style:style>
    <style:style style:name="P13" style:family="paragraph" style:parent-style-name="Standard">
      <style:text-properties style:text-underline-style="none" officeooo:rsid="001540be" officeooo:paragraph-rsid="001bcf26"/>
    </style:style>
    <style:style style:name="P14" style:family="paragraph" style:parent-style-name="Standard">
      <style:text-properties style:text-underline-style="none" officeooo:rsid="001396fd" officeooo:paragraph-rsid="001bcf26"/>
    </style:style>
    <style:style style:name="P15" style:family="paragraph" style:parent-style-name="Standard">
      <style:text-properties style:text-underline-style="none" officeooo:rsid="00164ef9" officeooo:paragraph-rsid="0018605b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64ef9" officeooo:paragraph-rsid="001decd4"/>
    </style:style>
    <style:style style:name="P17" style:family="paragraph" style:parent-style-name="Standard">
      <style:paragraph-properties fo:text-align="end" style:justify-single-word="false"/>
      <style:text-properties style:text-underline-style="none" officeooo:rsid="00164ef9" officeooo:paragraph-rsid="001decd4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decd4" officeooo:paragraph-rsid="001decd4"/>
    </style:style>
    <style:style style:name="T1" style:family="text">
      <style:text-properties officeooo:rsid="001540be"/>
    </style:style>
    <style:style style:name="T2" style:family="text">
      <style:text-properties officeooo:rsid="0018605b"/>
    </style:style>
    <style:style style:name="T3" style:family="text">
      <style:text-properties officeooo:rsid="001bcf26"/>
    </style:style>
    <style:style style:name="T4" style:family="text">
      <style:text-properties style:text-underline-style="none" officeooo:rsid="001bcf26"/>
    </style:style>
    <style:style style:name="T5" style:family="text">
      <style:text-properties officeooo:rsid="001de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br&gt;&lt;br&gt;&lt;br&gt;</text:p>
      <text:p text:style-name="P1">Querido Rey de la Cabina:</text:p>
      <text:p text:style-name="P11">&lt;br&gt;</text:p>
      <text:p text:style-name="P10"><text:span text:style-name="T4">&lt;br&gt;</text:span>¿no sabias que te iba a buscar por todas partes,</text:p>
      <text:p text:style-name="P10"><text:span text:style-name="T4">&lt;br&gt;</text:span>por donde fuera?¿por que no lo hiciste mas fácil?</text:p>
      <text:p text:style-name="P14"><text:span text:style-name="T3">&lt;br&gt;</text:span>No hubiera ido contigo de todos modos, si no querías,</text:p>
      <text:p text:style-name="P14"><text:span text:style-name="T3">&lt;br&gt;</text:span>pero ¿a caso no lo querías? Júralo que no. Pero,</text:p>
      <text:p text:style-name="P14"><text:span text:style-name="T3">&lt;br&gt;</text:span>entonces ¿por qué irse de esa manera?</text:p>
      <text:p text:style-name="P14"><text:span text:style-name="T3">&lt;br&gt;</text:span>Ahora que sé que esta carta va a llegar, aunque </text:p>
      <text:p text:style-name="P14"><text:span text:style-name="T3">&lt;br&gt;</text:span>no t<text:span text:style-name="T1">e</text:span> la den mis manos te va llegar, <text:span text:style-name="T1">me pregunto:</text:span></text:p>
      <text:p text:style-name="P13"><text:span text:style-name="T3">&lt;br&gt;</text:span>¿cómo será tu mundo ahí? Todo lo tuve que adivinar,</text:p>
      <text:p text:style-name="P13"><text:span text:style-name="T3">&lt;br&gt;</text:span>tu silencia me llenó de palabras que iba encontrando,</text:p>
      <text:p text:style-name="P13"><text:span text:style-name="T3">&lt;br&gt;</text:span>hebra con hebra.</text:p>
      <text:p text:style-name="P13"><text:span text:style-name="T3">&lt;br&gt;</text:span>¿Querías estar solo? ¿Era tanto ruido el amor?</text:p>
      <text:p text:style-name="P13"><text:span text:style-name="T3">&lt;br&gt;</text:span>Son demasiadas preguntas, incluso para quien no</text:p>
      <text:p text:style-name="P13"><text:span text:style-name="T3">&lt;br&gt;</text:span>las puede oír. Ya imagino tu cara (no te preocupes,</text:p>
      <text:p text:style-name="P13"><text:span text:style-name="T3">&lt;br&gt;</text:span>no tienes que poner otra. Puedo imaginar tu cara, sólo eso).</text:p>
      <text:p text:style-name="P13"><text:span text:style-name="T3">&lt;br&gt;</text:span>Mejor te hablo del tiempo, por ejemplo, que no es </text:p>
      <text:p text:style-name="P13"><text:span text:style-name="T3">&lt;br&gt;</text:span>época de lluvias, y llueve.</text:p>
      <text:p text:style-name="P13"><text:span text:style-name="T3">&lt;br&gt;</text:span>Todo se moja sorprendido.</text:p>
      <text:p text:style-name="P13"><text:span text:style-name="T3">&lt;br&gt;</text:span>Cómo es la vida, ¿no? Será que uno se acostumbra a que,</text:p>
      <text:p text:style-name="P13"><text:span text:style-name="T3">&lt;br&gt;</text:span>si todos los días sale el Sol, el resto tendría que ser </text:p>
      <text:p text:style-name="P13"><text:span text:style-name="T3">&lt;br&gt;</text:span>igual de previsible y, quizás, eso sea lo único que podamos</text:p>
      <text:p text:style-name="P13"><text:span text:style-name="T3">&lt;br&gt;</text:span>esperar con confianza. Lo digo sin tristeza y sin enojo,</text:p>
      <text:p text:style-name="P12"><text:span text:style-name="T3">&lt;br&gt;</text:span>hay tanta libertad en esa idea de lo imprevisible</text:p>
      <text:p text:style-name="P12"><text:span text:style-name="T3">&lt;br&gt;</text:span>(tu, que nunca podrías ir por un camino trazado, </text:p>
      <text:p text:style-name="P12"><text:span text:style-name="T3">&lt;br&gt;</text:span>bien que me entiendes).</text:p>
      <text:p text:style-name="P12"><text:span text:style-name="T3">&lt;br&gt;</text:span>¿no son adorables los caminos mojados?</text:p>
      <text:p text:style-name="P12"><text:span text:style-name="T3">&lt;br&gt;</text:span>Hoy podría haber regresado con el autobús, mas rápido</text:p>
      <text:p text:style-name="P12"><text:span text:style-name="T3">&lt;br&gt;</text:span>y mas seca. Pero vino la lluvia y ¿que hubiera hecho</text:p>
      <text:p text:style-name="P12"><text:span text:style-name="T3">&lt;br&gt;</text:span>ahí encima entre las caras cansadas de otros pasajeros?</text:p>
      <text:p text:style-name="P12"><text:span text:style-name="T3">&lt;br&gt;</text:span>Me metí por el camino de tierra, de baro, es decir.</text:p>
      <text:p text:style-name="P12"><text:span text:style-name="T3">&lt;br&gt;</text:span>Encontré ese pedazo de cielo roto, ese vuelo quebrado, </text:p>
      <text:p text:style-name="P12"><text:span text:style-name="T3">&lt;br&gt;</text:span>esa avecita muerta, y yo y la lluvia y ya sabes…</text:p>
      <text:p text:style-name="P12"><text:span text:style-name="T3">&lt;br&gt;&lt;br&gt;&lt;br&gt;&lt;br&gt;</text:span>yo tenia mi cuaderno empapado, de todos modos, lo apoye </text:p>
      <text:p text:style-name="P12"><text:span text:style-name="T3">&lt;br&gt;</text:span>en una parte mas seca (imposible, llovía ¿te lo dije</text:p>
      <text:p text:style-name="P12"><text:span text:style-name="T3">&lt;br&gt;</text:span>mas de cien veces hasta que se humedezca la piel de</text:p>
      <text:p text:style-name="P12"><text:span text:style-name="T3">&lt;br&gt;</text:span>esta carta?). Cavé un pequeño hueco con la mano, tome</text:p>
      <text:p text:style-name="P12"><text:span text:style-name="T3">&lt;br&gt;</text:span>el ave (¿se sigue llamando así?, aun cuando las alas…</text:p>
      <text:p text:style-name="P12"><text:span text:style-name="T3">&lt;br&gt;</text:span>ya sabes). La guarde ahí, la cubrí. Y, antes de que</text:p>
      <text:p text:style-name="P12"><text:span text:style-name="T3">&lt;br&gt;</text:span>se tapara del todo, alcance a ver como se convertía </text:p>
      <text:p text:style-name="P12"><text:span text:style-name="T3">&lt;br&gt;</text:span>en un pez azul. ¿guiño un ojo? De eso no estoy segura, </text:p>
      <text:p text:style-name="P12"><text:span text:style-name="T3">&lt;br&gt;</text:span>pero me pareció (de todas maneras, ¿me lo creerías?). </text:p>
      <text:p text:style-name="P12"><text:span text:style-name="T3">&lt;br&gt;</text:span>Lo pondré así: creo (creo) que guiño un ojo. Tal vez </text:p>
      <text:p text:style-name="P7"><text:span text:style-name="T3">&lt;br&gt;</text:span>arrojo un beso, o simplemente se movió como cuando</text:p>
      <text:p text:style-name="P7"><text:span text:style-name="T3">&lt;br&gt;</text:span>uno nace, y se dejo caer hasta el arrollo que pasa</text:p>
      <text:p text:style-name="P7"><text:span text:style-name="T3">&lt;br&gt;</text:span>ahí cerca (ya lo conoces). </text:p>
      <text:p text:style-name="P7"><text:span text:style-name="T2">&lt;br&gt;</text:span>Puse las palmas hacia arriba para que la lluvia me lavara </text:p>
      <text:p text:style-name="P7"><text:span text:style-name="T2">&lt;br&gt;</text:span>las manos. Luego tome el cuadernono, y seguí caminado, </text:p>
      <text:p text:style-name="P7"><text:span text:style-name="T2">&lt;br&gt;</text:span>mirando hacia atrás, viendo la huellas que dejaba, </text:p>
      <text:p text:style-name="P6"><text:span text:style-name="T2">&lt;br&gt;</text:span>todas llenas de preguntas, por ejemplo: </text:p>
      <text:p text:style-name="P6"><text:span text:style-name="T2">&lt;br&gt;</text:span>¿Desayunas? </text:p>
      <text:p text:style-name="P6"><text:soft-page-break/><text:span text:style-name="T2">&lt;br&gt;</text:span>¿Has visto caballitos de mar?</text:p>
      <text:p text:style-name="P6"><text:span text:style-name="T2">&lt;br&gt;</text:span>¿Y danzar a las algas?</text:p>
      <text:p text:style-name="P6"><text:span text:style-name="T2">&lt;br&gt;</text:span>Estoy segura de que tienes un perro, ¿como se llama?</text:p>
      <text:p text:style-name="P6"><text:span text:style-name="T2">&lt;br&gt;</text:span>¿o como te llama el? (es una broma, no te enojes).</text:p>
      <text:p text:style-name="P6"><text:span text:style-name="T2">&lt;br&gt;</text:span>¿Te has lastimado usando el hacha?</text:p>
      <text:p text:style-name="P6"><text:span text:style-name="T2">&lt;br&gt;</text:span>¿Pasate frio alguna vez? (quiero decir: ¿hubo algún</text:p>
      <text:p text:style-name="P6"><text:span text:style-name="T2">&lt;br&gt;</text:span>norte muy fuerte?). </text:p>
      <text:p text:style-name="P6"><text:span text:style-name="T2">&lt;br&gt;</text:span>¿te volvieron mas callado las estrellas?</text:p>
      <text:p text:style-name="P6"><text:span text:style-name="T2">&lt;br&gt;</text:span>¿sigues haciendo juguetes?</text:p>
      <text:p text:style-name="P6"><text:span text:style-name="T2">&lt;br&gt;</text:span>¿desde cuando sabes manejar una grúa?</text:p>
      <text:p text:style-name="P6"><text:span text:style-name="T2">&lt;br&gt;</text:span>(ay, una pregunta, ay, que no quisiera escribir</text:p>
      <text:p text:style-name="P6"><text:span text:style-name="T2">&lt;br&gt;</text:span>porque haría que te dobles</text:p>
      <text:p text:style-name="P6"><text:span text:style-name="T2">&lt;br&gt;</text:span>hasta huir por el túnel </text:p>
      <text:p text:style-name="P6"><text:span text:style-name="T2">&lt;br&gt;</text:span>de tus propios bolsillos), <text:s/></text:p>
      <text:p text:style-name="P6"><text:span text:style-name="T2">&lt;br&gt;</text:span>pero</text:p>
      <text:p text:style-name="P6"><text:span text:style-name="T2">&lt;br&gt;</text:span>(cuatro letras que hacen una puerta mágica),</text:p>
      <text:p text:style-name="P6"><text:span text:style-name="T2">&lt;br&gt;</text:span>pero</text:p>
      <text:p text:style-name="P6"><text:span text:style-name="T2">&lt;br&gt;&lt;br&gt;&lt;br&gt;&lt;br&gt;</text:span>¿como no voy a hacértela?</text:p>
      <text:p text:style-name="P6"><text:span text:style-name="T2">&lt;br&gt;</text:span>La tengo desde el día que descubrí</text:p>
      <text:p text:style-name="P6"><text:span text:style-name="T2">&lt;br&gt;</text:span>que faltaban fotos</text:p>
      <text:p text:style-name="P6"><text:span text:style-name="T2">&lt;br&gt;</text:span>(¿pensaste que no me daría cuenta?</text:p>
      <text:p text:style-name="P6"><text:span text:style-name="T2">&lt;br&gt;</text:span>No se porque lo pregunto, se que lo hiciste a pesar de eso).</text:p>
      <text:p text:style-name="P6"><text:span text:style-name="T2">&lt;br&gt;</text:span>Tu, que no llevas mas que menos de lo necesario, </text:p>
      <text:p text:style-name="P6"><text:span text:style-name="T2">&lt;br&gt;</text:span>¿porque cargaste con algo</text:p>
      <text:p text:style-name="P6"><text:span text:style-name="T2">&lt;br&gt;</text:span>tan pesado como mis fotos?</text:p>
      <text:p text:style-name="P6"><text:span text:style-name="T2">&lt;br&gt;</text:span>¿O no pesaban?</text:p>
      <text:p text:style-name="P6"><text:span text:style-name="T2">&lt;br&gt;</text:span>¿Pudiste, por fin (¡ojala, por favor!),</text:p>
      <text:p text:style-name="P6"><text:span text:style-name="T2">&lt;br&gt;</text:span><text:tab/><text:tab/>ver que esa linea de tinta</text:p>
      <text:p text:style-name="P6"><text:span text:style-name="T2">&lt;br&gt;</text:span>azul como el pez</text:p>
      <text:p text:style-name="P6"><text:span text:style-name="T2">&lt;br&gt;</text:span>que serpentea en la hoja </text:p>
      <text:p text:style-name="P6"><text:span text:style-name="T2">&lt;br&gt;después</text:span> de obedecer mi mano</text:p>
      <text:p text:style-name="P6"><text:span text:style-name="T2">&lt;br&gt;</text:span>no eran rejas?</text:p>
      <text:p text:style-name="P6"><text:span text:style-name="T2">&lt;br&gt;</text:span>¿Harías el enorme milagro de usarlas como alas?</text:p>
      <text:p text:style-name="P6"><text:span text:style-name="T2">&lt;br&gt;</text:span>Nada te atrapa</text:p>
      <text:p text:style-name="P6"><text:span text:style-name="T2">&lt;br&gt;</text:span>porque todo lo hace.</text:p>
      <text:p text:style-name="P6"><text:span text:style-name="T2">&lt;br&gt;</text:span>¿Me darías, entonces, el enorme regalo de ver</text:p>
      <text:p text:style-name="P6"><text:span text:style-name="T2">&lt;br&gt;</text:span>la pequeña serpiente azul de esta carta, </text:p>
      <text:p text:style-name="P6"><text:span text:style-name="T2">&lt;br&gt;</text:span>esta huella azul de nuestro pensamiento en la hoja,</text:p>
      <text:p text:style-name="P6"><text:span text:style-name="T2">&lt;br&gt;</text:span>como una sola linea que juega para abrazarte y la risa?</text:p>
      <text:p text:style-name="P6"><text:span text:style-name="T2">&lt;br&gt;</text:span>Querido amigo:</text:p>
      <text:p text:style-name="P6"><text:span text:style-name="T2">&lt;br&gt;</text:span>(puedo llamate así,</text:p>
      <text:p text:style-name="P6"><text:span text:style-name="T2">&lt;br&gt;</text:span>ni todos los besos del mundo impedirán </text:p>
      <text:p text:style-name="P6"><text:span text:style-name="T2">&lt;br&gt;</text:span>que también te llame de esta manera).</text:p>
      <text:p text:style-name="P6"><text:span text:style-name="T2">&lt;br&gt;</text:span>Querido amigo, </text:p>
      <text:p text:style-name="P6"><text:span text:style-name="T2">&lt;br&gt;</text:span>pretendes que nada te atrape</text:p>
      <text:p text:style-name="P6"><text:span text:style-name="T2">&lt;br&gt;</text:span>porque sientes que todo lo hace.</text:p>
      <text:p text:style-name="P6"><text:span text:style-name="T2">&lt;br&gt;</text:span>Ay, ¿y si vieras que de verdad nada te atrapa?</text:p>
      <text:p text:style-name="P6"><text:span text:style-name="T2">&lt;br&gt;</text:span>¿de que llenarías tus bolsillos?</text:p>
      <text:p text:style-name="P6"><text:span text:style-name="T2">&lt;br&gt;</text:span>(¿¡de que no los llenarías!?, mas bien, famoso glotón).</text:p>
      <text:p text:style-name="P6"><text:span text:style-name="T2">&lt;br&gt;</text:span>Por suerte tus bolsillos siempre serán mas hambrientos</text:p>
      <text:p text:style-name="P6"><text:span text:style-name="T2">&lt;br&gt;</text:span>que tu prudencia y cualquiera de los hilos quebradizos</text:p>
      <text:p text:style-name="P6"><text:span text:style-name="T2">&lt;br&gt;</text:span>de cualquiera de tus miedos.</text:p>
      <text:p text:style-name="P6"><text:soft-page-break/><text:span text:style-name="T2">&lt;br&gt;&lt;br&gt;&lt;br&gt;&lt;br&gt;</text:span>No te enojes si me pongo tan cerca, </text:p>
      <text:p text:style-name="P6"><text:span text:style-name="T2">&lt;br&gt;</text:span>piensa que fue <text:s/>el día de lluvia, y el camino de barro, </text:p>
      <text:p text:style-name="P6"><text:span text:style-name="T2">&lt;br&gt;</text:span>y mi cuaderno empapado, y el pez azul de la avecita muerta,</text:p>
      <text:p text:style-name="P6"><text:span text:style-name="T2">&lt;br&gt;</text:span>y los arboles que se inclinaban como ballenas en la orilla. </text:p>
      <text:p text:style-name="P6"><text:span text:style-name="T2">&lt;br&gt;</text:span>(¿podrías creer que tuve que ayudarlos, uno por uno,</text:p>
      <text:p text:style-name="P6"><text:span text:style-name="T2">&lt;br&gt;</text:span><text:tab/>a regresar al mar?).</text:p>
      <text:p text:style-name="P6"><text:span text:style-name="T2">&lt;br&gt;Son</text:span> los feroces días de lluvia, arrastrados con cuadernos, </text:p>
      <text:p text:style-name="P6"><text:span text:style-name="T2">&lt;br&gt;</text:span><text:tab/>pisando el barro,</text:p>
      <text:p text:style-name="P6"><text:span text:style-name="T2">&lt;br&gt;</text:span>los mismos que emborrachan los arboles hasta el descuido,</text:p>
      <text:p text:style-name="P6"><text:span text:style-name="T2">&lt;br&gt;</text:span>hasta correr peligro, porque se olvidan si eran de agua o de tierra</text:p>
      <text:p text:style-name="P6"><text:span text:style-name="T2">&lt;br&gt;</text:span>y nada mas se inclinan, porque eso era todo lo que querian hacer,</text:p>
      <text:p text:style-name="P6"><text:span text:style-name="T2">&lt;br&gt;</text:span>y tuve que ayudarlos, un por uno, porque no</text:p>
      <text:p text:style-name="P6"><text:span text:style-name="T2">&lt;br&gt;</text:span><text:tab/>se querían levantar.</text:p>
      <text:p text:style-name="P6"><text:span text:style-name="T2">&lt;br&gt;</text:span>Llene la casa del barro que traia en los zapatos y empape el suelo</text:p>
      <text:p text:style-name="P6"><text:span text:style-name="T2">&lt;br&gt;</text:span>al quitarme la ropa mojada.</text:p>
      <text:p text:style-name="P6"><text:span text:style-name="T2">&lt;br&gt;</text:span>Y tu, haya alto, manejando tu grúa</text:p>
      <text:p text:style-name="P6"><text:span text:style-name="T2">&lt;br&gt;</text:span>imagino que hoy no podrías ver que tomas ni donde lo dejas </text:p>
      <text:p text:style-name="P6"><text:span text:style-name="T2">&lt;br&gt;</text:span>en tu cabina mas alta que las nubes.</text:p>
      <text:p text:style-name="P6"><text:span text:style-name="T2">&lt;br&gt;</text:span>Tu solitario reino de las alturas, </text:p>
      <text:p text:style-name="P6"><text:span text:style-name="T2">&lt;br&gt;</text:span>y de todos modos</text:p>
      <text:p text:style-name="P6"><text:span text:style-name="T2">&lt;br&gt;</text:span>ayudando a los demás.</text:p>
      <text:p text:style-name="P6"><text:span text:style-name="T2">&lt;br&gt;</text:span>Te pido</text:p>
      <text:p text:style-name="P6"><text:span text:style-name="T2">&lt;br&gt;</text:span>por favor, </text:p>
      <text:p text:style-name="P6"><text:span text:style-name="T2">&lt;br&gt;</text:span>que la mano infinita de tu amable grúa jirafa</text:p>
      <text:p text:style-name="P6"><text:span text:style-name="T2">&lt;br&gt;</text:span>tome mi carta y la alce</text:p>
      <text:p text:style-name="P6"><text:span text:style-name="T2">&lt;br&gt;</text:span>(no le va a costar mucho trabajo, en cualquier caso),</text:p>
      <text:p text:style-name="P6"><text:span text:style-name="T2">&lt;br&gt;</text:span>y la alce hasta el Rey de la Cabina.</text:p>
      <text:p text:style-name="P6"><text:span text:style-name="T2">&lt;br&gt;</text:span>Que no se caiga, </text:p>
      <text:p text:style-name="P6"><text:span text:style-name="T2">&lt;br&gt;</text:span>por favor,</text:p>
      <text:p text:style-name="P6">&lt;br&gt;ni el pedazo de caña de azúcar,</text:p>
      <text:p text:style-name="P6"><text:span text:style-name="T2">&lt;br&gt;</text:span>ni el dibujo de los arboles inclinados,</text:p>
      <text:p text:style-name="P6"><text:span text:style-name="T2">&lt;br&gt;&lt;br&gt;&lt;br&gt;&lt;br&gt;</text:span>ni las algas de la tinta en los renglones,</text:p>
      <text:p text:style-name="P6"><text:span text:style-name="T2">&lt;br&gt;</text:span>ni el pañuelo,</text:p>
      <text:p text:style-name="P6"><text:span text:style-name="T2">&lt;br&gt;</text:span>ni el aire.</text:p>
      <text:p text:style-name="P4"><text:span text:style-name="T2">&lt;br&gt;</text:span>Paloma</text:p>
      <text:p text:style-name="P8"/>
      <text:p text:style-name="P3"/>
      <text:p text:style-name="P3"/>
      <text:p text:style-name="P3"/>
      <text:p text:style-name="P9">Querido Rey de la Cabina:</text:p>
      <text:p text:style-name="P18">&lt;br&gt;</text:p>
      <text:p text:style-name="P5"><text:span text:style-name="T5">&lt;br&gt;</text:span>No te caigas, </text:p>
      <text:p text:style-name="P16"><text:span text:style-name="T5">&lt;br&gt;</text:span>no eres tu,</text:p>
      <text:p text:style-name="P16"><text:span text:style-name="T5">&lt;br&gt;</text:span>ni haciendo toda la fuerza del mundo,</text:p>
      <text:p text:style-name="P16"><text:span text:style-name="T5">&lt;br&gt;</text:span>no te caigas en la vertiginosa belleza de </text:p>
      <text:p text:style-name="P16"><text:span text:style-name="T5">&lt;br&gt;</text:span>otros abismos.</text:p>
      <text:p text:style-name="P16"><text:span text:style-name="T5">&lt;br&gt;</text:span>¿Extrañas?</text:p>
      <text:p text:style-name="P17"><text:span text:style-name="T5">&lt;br&gt;</text:span>Palom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35:49.775265357</meta:creation-date>
    <dc:date>2017-10-11T23:20:45.359830151</dc:date>
    <meta:editing-duration>PT6H1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48" meta:word-count="1039" meta:character-count="6105" meta:non-whitespace-character-count="5177"/>
  </office:meta>
</office:document-meta>
</file>